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paragraph-properties fo:break-before="page"/>
    </style:style>
  </office:automatic-styles>
  <office:body>
    <office:text text:use-soft-page-breaks="true">
      <text:p text:style-name="P1">Hallo<text:s/>welkom jullie de opdracht hebben opgepakt voor mijn pizza website<text:s/>Ik ben dus paul dirksen eigenaar van deze pizzaketen en zoals je waarschijnlijk wel<text:s/>weten<text:s/>ga ik uitbreiden Misschien dat jullie al hebben gegeten bij mijn<text:s/>pizzatent in<text:s/>heerler Maar ik wil ook eentje binnen<text:s/>openen in<text:s/>Landgraaf<text:s/>en Kerkrade<text:s/>Ik wil namelijk de grootste pizzaketen<text:s/>worden in parkstad<text:s/>en wat ik daarvoor nodig heb is een goeie website<text:s/>ik hoop<text:s/>dat<text:s/>jullie<text:s/>voor mij kunnen<text:s/>regelen<text:s/>ja We hebben een aantal vragen<text:s/>.<text:s/>een is welke kleuren wilt u In de website zien Ik denk op dit moment aan de kleuren roodgroene wit maar aan de andere kant Ik wil eigenlijk ook wel iets wat opvalt<text:s/>de kleuren<text:s/>rood<text:s/>groen wit zijn kleuren die al heel vaak worden gebruikt bij dit soort websites voor de kleuren van de Italiaanse vlag dus het zou ook wel interessant zijn Als je die In de loop van het project een aantal voorbeelden kunnen Laten zien van het styling en dat ik dan een keuze zou kunnen maken ja heeft<text:s/>u<text:s/>al in een idee welke pizza's zou moeten zijn Ik kan een lijst aanleveren voor voor het désignés ook eigenlijk de komende tijd gewoon even gewoon placeholders gebruiken maar een volledige lijst kan ik beschikbaar maken het zou wel een optie moeten zijn om je eigen pizza Samen te staan absoluut sterker nog Ik wil het heel belangrijk van dat mijn klanten de Pizz’'s<text:s/>kunnen customizen dus dat kunnen ze doen door bijvoorbeeld de pizza eerst te selecteren en daarna dingen toe te voegen en Ik wil zelf ook een compleet customisable pizza op zien maken Dat is een waar je selecteert nou van welke bodem en dan welke toppings OK dan moet dat ook duurder zijn ja nou Dat is iets van wat achteraf gesloten kan worden maar waarschijnlijk iets van iets duurder ja in korte kleine toeslagen de volgende vraagt dan hoe duur moeten de pizza's zijn dat kan gedeeld worden met de lijst van de namen van de pizza's dus Dat is dat kan achteraf gefixt worden heeft u ideeën hoe het winkelmandje is winkelmandjes zou moeten functioneren nee Maar ik heb hier wel gelijk een opdracht voor want wat Ik denk dat belangrijk is is dat jullie eerst gaan kijken naar welke websites er nu al zijn want Laten we eerlijk zijn daar zijn al Natuurlijk een aantal best wel goede pizza<text:s/>websites en een een sub opdracht die ik graag wil zien van jullie zie ik kijken naar de Mensen 3 websites van Van mijn concurrenten en dat je niet kijken naar wat zijn de verschillen overeenkomsten wat vind je goed en wat vind je slecht en dan onder andere ook Natuurlijk te kijken naar het winkelmandje en dan dat jullie uiteindelijk ook aangeven welke elementen functionaliteit jullie het beste vinden van deze site en welke jullie ook gaan gebruiken in jullie eigen ontwerp dus Het is eigenlijk een klein mini onderzoekje dat dan ook deel is van de opdracht de taal<text:s/>liever<text:s/>in het nederlands of in het engels?<text:s/>dus mijn klanten komen vooral uit Parkstad dus en de site is Nederlands maar Als je een<text:s/>slider<text:s/>kan toevoegen met een Engels vlagje<text:s/>waar<text:s/>Mensen dan Engels kunnen kiezen hoeft niet perse Engels Duits kan ook Ik heb geen<text:s/>voor<text:s/>onderzoek gedaan voor wat Mensen het meeste spreekt mij<text:s/>maar het is parkstad<text:s/>dat ja maar Als jullie een<text:s/>slider kunnen maken Dat is niet de hoogste prioriteit trouwens maar zijn slider met of Engels of Duitse taal is een optie ja vooral Als je<text:s/>een restaurant<text:s/>In Kerkrade<text:s/>hebt wil je wel<text:s/>duits hebben<text:s/>hoe goed moet het bestellen<text:s/>verwerkt worden<text:s/>dus dan denk je aan het adres email en<text:s/>naam<text:s/>ja dus twee dingen zeer belangrijk</text:p>
      <text:p text:style-name="P2"/>
      <text:soft-page-break/>
      <text:p text:style-name="Standaard"><text:s/>Ik wil dat Mensen die vaak bij mij bestellen dat ze ook een account kunnen maken dat ze in kunnen loggen en dan zou het dus ook inderdaad hun adres enzo toevoegen en bij bestellen moet het heel belangrijk zijn van dat de bestelling heel goed wordt doorgegeven naar die juiste locatie want Ik heb binnenkort 3 locaties en als Mensen bestellen dat moet Natuurlijk wel aangeven van<text:s/>waar ze<text:s/>bestellen bij kerkrade heerlen of landgraaf<text:s/>en die bestelling moet dan ook op een duidelijke goede manier doorkomen naar het restaurant<text:s/>zodat allemaal verse pizza’s<text:s/>bereid<text:s/>kunnen worden<text:s/>en ja Ik ben Natuurlijk niet de enige van sopranos had ik met name al gezegd dat ik zeg dat ik paul was mijn naam is Mario trouwens oké Ik ben Mario van<text:s/>sopranos<text:s/>waar u zij duidelijk maken waar dan besteld dus dan denk je aan zo een lijstje met de locaties en dat zou en Dit is ook een mogelijkheid want Ik weet niet of dat past binnen de tijd kijken de allerbeste zou Natuurlijk zijn vanaf de site automatisch directeert<text:s/>van waar de klant van is en dan alvast invullen van klant besteld van heerlen<text:s/>dus locatie heerlen maar een dropdown menu in ieder geval ook belangrijk maar wat ik heel belangrijk vind is dat de bestelling goed wordt en duidelijk wordt doorgegeven naar de Mensen die de pizza moeten bereiden right dus dat als iemand een pizza besteld met 3 verschillende extra topics en dat dat de Mensen In de winkel duidelijk zien van waar die pizza’s<text:s/>naartoe moet en wat er allemaal op moet komen zijn er nog verder andere eisen van u ja Ik vind het belangrijk dat jullie bij het maken van een ontwerp creatief zijn en Misschien ook een aantal dingen gaan proberen die andere websites niet hebben vandaar ook een beetje dat vooronderzoek Ik wil bij<text:s/>vooronderzoek wil ik Natuurlijk wel zien en daarvan wat wat jullie heel goed vinden in die websites maar denk ook na over van hoe kunnen jullie opvallen ja ik bedoel jullie weten Natuurlijk ook wel ik concurreer met New York pizzas en ik concurreer met een dominos enzo dus Ik wil opvallen Ik wil dat Mensen kiezen voor mij in plaats van die grote franchises want de concurreer ik<text:s/>mee<text:s/>wet en regelgeving vind ik ook erg belangrijk dus Er zijn Er is wet en regelgeving voor websites waar je op kunt bestellen en ja Ik wil legit zijn extra legit want ik lig onder de loep bij De politie dus kijk even Ik wil dat jullie kijken naar wat<text:s/>is de wet en<text:s/>regelgeving voor verkoop websites moeten disclaimers en hoe zorg je ervoor van alles veilig is hoe zorg je ervoor van dat de interface niet Alleen intuïtief en gebruiksvriendelijk is maar ook dat Mensen bij mij kunnen bestellen Zonder dat ze bang zijn van dat hun gegevens gelekt worden of dat hun creditcardgegevens gestolen worden wat vind ik nog meer belangrijk ja een hoop van de standaard dingen ik bedoel uiteraard moet het geoptimaliseerd zijn voor zowel PC laptop tablet en telefoon Het is een website maar Laten we eerlijk zijn als Mensen eten willen bestellen dan doet het ook tegenwoordig vaak via de telefoon dus het ja moet responsive zijn ja en intuïtieve gebruikers interface Maar dat spreekt voor zich he Ik wil dat Mensen uitgenodigd worden inderdaad om te bestellen je hoeven geen<text:s/>dark design<text:s/>te zijn erin te doen hè van die van die dingen die Mensen echt overhalen op dit hebben meer te bestellen maar moet gewoon gebruiksvriendelijk en makkelijk zijn ja de customisebility<text:s/>daar hebben jullie het zelf al<text:s/>over gehad dat vind ik belangrijk denk dat dat de belangrijkste dingen zijn oké ja mijn vraag is nu wel van wat is de volgende stap van jullie en wanneer hoor ik weer van julie<text:s/>ik<text:s/>denk dat het eerst het idee is om een beetje voor ons duidelijk te maken hoe we dit gaan verwerken dus dan denk je ook aan alle andere<text:s/>stappen<text:s/>plannen zoals technisch ontwerp bent ja Ik denk dat we eerst alles<text:s/>verder<text:s/>documenteren<text:s/>en dan kijken we of we het goed begrepen hebben dan sturen we het<text:s/>terug en dan kan ik goedkeuring geven Laten we afspreken dat mochten<text:s/>jullie<text:s/>mij hier zien dan kun je die gewoon zo kwam mij opnemen en ervoor jullie mij niet zien dan kun je mij mailen en dan had ik graag naar van dat een persoon van jullie mailt en dan ook met alle andere studenten CC en dan gaan we zien waar het schip strandt en dan<text:s/>hoop ik dat<text:s/>jullie mij de nieuwe pizza koning kunnen maken<text:s/>van heerlen<text:s/>top dankjewel<text:s/>heb je een logo dat wij moeten gebruiken nee dat mogen jullie zelf verzinn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20pt" style:font-size-asian="20pt" style:font-size-complex="20pt"/>
    </style:style>
    <style:style style:name="Kop2Char" style:display-name="Kop 2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2F5496"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2F5496"/>
    </style:style>
    <style:style style:name="Kop5Char" style:display-name="Kop 5 Char" style:family="text" style:parent-style-name="Standaardalinea-lettertype">
      <style:text-properties style:font-name-asian="Times New Roman" style:font-name-complex="Times New Roman" fo:color="#2F5496"/>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2F5496"/>
    </style:style>
    <style:style style:name="Duidelijkcitaat" style:display-name="Duidelijk citaat" style:family="paragraph" style:parent-style-name="Standaard" style:next-style-name="Standa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DuidelijkcitaatChar" style:display-name="Duidelijk citaat Char" style:family="text" style:parent-style-name="Standaardalinea-lettertype">
      <style:text-properties fo:font-style="italic" style:font-style-asian="italic" style:font-style-complex="italic" fo:color="#2F5496"/>
    </style:style>
    <style:style style:name="Intensieveverwijzing" style:display-name="Intensieve verwijzing" style:family="text" style:parent-style-name="Standaardalinea-lettertype">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oah Siemers</meta:initial-creator>
    <dc:creator>Noah Siemers</dc:creator>
    <meta:creation-date>2024-10-01T07:32:00Z</meta:creation-date>
    <dc:date>2024-10-14T07:32:00Z</dc:date>
    <meta:template xlink:href="Normal.dotm" xlink:type="simple"/>
    <meta:editing-cycles>1</meta:editing-cycles>
    <meta:editing-duration>PT5760S</meta:editing-duration>
    <meta:document-statistic meta:page-count="2" meta:paragraph-count="15" meta:word-count="1209" meta:character-count="7849" meta:row-count="55" meta:non-whitespace-character-count="6655"/>
  </office:meta>
</office:document-meta>
</file>